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BB800000BB8F4C4BC47D89CB7CC.png" manifest:media-type="image/png"/>
  <manifest:file-entry manifest:full-path="Pictures/100002010000001500000010F63809E9348AE5FB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text-transform="uppercase" style:text-position="0% 100%" style:font-name="Verdana" fo:font-size="12pt" fo:letter-spacing="normal" fo:font-weight="bold" officeooo:rsid="000a7daf" officeooo:paragraph-rsid="000ab543" style:letter-kerning="true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center" style:justify-single-word="false"/>
      <style:text-properties fo:text-transform="uppercase" style:text-position="0% 100%" style:font-name="Verdana" fo:font-size="12pt" fo:letter-spacing="normal" fo:font-weight="bold" officeooo:rsid="000ab543" officeooo:paragraph-rsid="000e113c" style:letter-kerning="tru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size="60pt" fo:font-weight="bold" officeooo:rsid="000a7daf" officeooo:paragraph-rsid="000a7daf" style:font-size-asian="60pt" style:font-weight-asian="bold" style:font-size-complex="6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weight="bold" officeooo:rsid="000a7daf" officeooo:paragraph-rsid="000a7daf" style:font-size-asian="5.25pt" style:font-weight-asian="bold" style:font-size-complex="6pt" style:font-weight-complex="bold"/>
    </style:style>
    <style:style style:name="P5" style:family="paragraph" style:parent-style-name="Header">
      <style:paragraph-properties fo:text-align="center" style:justify-single-word="false"/>
      <style:text-properties fo:text-transform="uppercase" style:text-position="0% 100%" style:font-name="Verdana" fo:font-size="12pt" fo:letter-spacing="normal" fo:font-weight="bold" officeooo:rsid="000a7daf" officeooo:paragraph-rsid="000a7daf" style:letter-kerning="true" style:font-size-asian="12pt" style:font-weight-asian="bold" style:font-size-complex="12pt" style:font-weight-complex="bold"/>
    </style:style>
    <style:style style:name="T1" style:family="text">
      <style:text-properties officeooo:rsid="000d86ab"/>
    </style:style>
    <style:style style:name="T2" style:family="text">
      <style:text-properties officeooo:rsid="000b8f81"/>
    </style:style>
    <style:style style:name="T3" style:family="text">
      <style:text-properties officeooo:rsid="000ab543"/>
    </style:style>
    <style:style style:name="T4" style:family="text">
      <style:text-properties fo:font-size="40pt"/>
    </style:style>
    <style:style style:name="T5" style:family="text">
      <style:text-properties fo:font-size="72pt"/>
    </style:style>
    <style:style style:name="T6" style:family="text">
      <style:text-properties officeooo:rsid="000fe9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2" draw:name="Image1" text:anchor-type="paragraph" svg:width="8.0563in" svg:height="8.0563in" draw:z-index="1"><draw:image xlink:href="Pictures/1000000000000BB800000BB8F4C4BC47D89CB7C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text-transform="uppercase" style:text-position="0% 100%" style:font-name="Verdana" fo:font-size="12pt" fo:letter-spacing="normal" fo:font-weight="bold" officeooo:rsid="000a7daf" officeooo:paragraph-rsid="000a7daf" style:letter-kerning="true" style:font-size-asian="12pt" style:font-weight-asian="bold" style:font-size-complex="12pt" style:font-weight-complex="bold"/>
    </style:style>
    <style:style style:name="MP2" style:family="paragraph" style:parent-style-name="Header">
      <style:paragraph-properties fo:text-align="center" style:justify-single-word="false"/>
      <style:text-properties fo:text-transform="uppercase" style:text-position="0% 100%" style:font-name="Verdana" fo:font-size="12pt" fo:letter-spacing="normal" fo:font-weight="bold" officeooo:rsid="000ab543" officeooo:paragraph-rsid="000e113c" style:letter-kerning="true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center" style:justify-single-word="false"/>
      <style:text-properties fo:text-transform="uppercase" style:text-position="0% 100%" style:font-name="Verdana" fo:font-size="12pt" fo:letter-spacing="normal" fo:font-weight="bold" officeooo:rsid="000a7daf" officeooo:paragraph-rsid="000ab543" style:letter-kerning="true" style:font-size-asian="12pt" style:font-weight-asian="bold" style:font-size-complex="12pt" style:font-weight-complex="bold"/>
    </style:style>
    <style:style style:name="MP4" style:family="paragraph" style:parent-style-name="Standard">
      <style:paragraph-properties fo:text-align="center" style:justify-single-word="false"/>
      <style:text-properties style:font-name="Verdana" fo:font-size="60pt" fo:font-weight="bold" officeooo:rsid="000a7daf" officeooo:paragraph-rsid="000a7daf" style:font-size-asian="60pt" style:font-weight-asian="bold" style:font-size-complex="60pt" style:font-weight-complex="bold"/>
    </style:style>
    <style:style style:name="MT1" style:family="text">
      <style:text-properties officeooo:rsid="000fe9be"/>
    </style:style>
    <style:style style:name="MT2" style:family="text">
      <style:text-properties officeooo:rsid="000d86ab"/>
    </style:style>
    <style:style style:name="MT3" style:family="text">
      <style:text-properties officeooo:rsid="000b8f81"/>
    </style:style>
    <style:style style:name="MT4" style:family="text">
      <style:text-properties officeooo:rsid="000ab543"/>
    </style:style>
    <style:style style:name="MT5" style:family="text">
      <style:text-properties fo:font-size="40pt"/>
    </style:style>
    <style:style style:name="MT6" style:family="text">
      <style:text-properties fo:font-size="7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1799in" fo:margin-bottom="0.1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Womens rights <text:span text:style-name="MT1">RATIFIED</text:span></text:p>
        <text:p text:style-name="MP2">+ <text:span text:style-name="MT2">REOCCURRING </text:span>MONEY FOR <text:span text:style-name="MT3">BEING A </text:span>US CITIZEN</text:p>
        <text:p text:style-name="MP3"><text:span text:style-name="MT4">+ </text:span>Free education &amp; healthcare</text:p>
        <text:p text:style-name="MP3"><text:span text:style-name="MT4">+ </text:span>13% flat income tax</text:p>
        <text:p text:style-name="MP4"><draw:frame draw:style-name="Mfr1" draw:name="Image2" text:anchor-type="paragraph" svg:x="3.3457in" svg:y="1.0835in" svg:width="0.2335in" svg:height="0.178in" draw:z-index="0"><draw:image xlink:href="Pictures/100002010000001500000010F63809E9348AE5FB.png" xlink:type="simple" xlink:show="embed" xlink:actuate="onLoad"/></draw:frame><text:span text:style-name="MT5">www.</text:span><text:span text:style-name="MT6">PRES.M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ew Tyler</meta:initial-creator>
    <meta:creation-date>2016-04-06T09:08:59.964581430</meta:creation-date>
    <dc:date>2016-06-07T17:10:17.396671954</dc:date>
    <dc:creator>Mathew Tyler</dc:creator>
    <meta:editing-duration>PT32M8S</meta:editing-duration>
    <meta:editing-cycles>8</meta:editing-cycles>
    <meta:generator>LibreOffice/5.0.5.2$Linux_x86 LibreOffice_project/00m0$Build-2</meta:generator>
    <meta:document-statistic meta:table-count="0" meta:image-count="2" meta:object-count="0" meta:page-count="1" meta:paragraph-count="5" meta:word-count="22" meta:character-count="125" meta:non-whitespace-character-count="108"/>
  </office:meta>
</office:document-meta>
</file>